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5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olution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 is the main thoroughfare for students walking to and from campus and the buildings throughout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 is a social meeting place for students to study, participate in activities, meet up with friends and enjoy the picturesque campu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 is home to a lovely fountain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 is the proud symbol of the University, uniting future, current and former Penn Staters for a lifetim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 is prominently perched on the plaza. Students and alumni always enjoy having their picture taken with this clue.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 is a three-story, 115,000-square-foot, technologically advanced academic research facility. includes 300,000 volumes, more than 600 journals, and 1.3 million microforms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 includes 300,000 volumes, more than 600 journals, and 1.3 million microform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great place to study, it has vending machines, microwaves and computer access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 is open 24 hour a day making it an ideal meeting are for students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rtue, Liberty, and Independence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centrally located emblem displays the founding beliefs as well as the date the university was established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 is the main building on campus, housing the majority of classes.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 to most of the administrative offices and where each of the college's academic schools are housed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 to the offices of Student Aid, the University Registrar, and the Bursar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 is where the recreation/athletics office, gym, game room, physical fitness room, and racquetball courts are located.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ins a multi-purpose room, weight room, quiet study lounge, student center, and wellness center on the second floor.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cknamed the CU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 houses all offices for student government and clubs, housing and food services, student activities, the campus radio station, and a performance area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ently renovated, this building provides space for civil, mechanical, and electrical engineering labs, as well as support offices, general purpose classrooms and a multi-purpose room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ten abbreviated as the EAB Build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t is a great place for on-campus students to meet. Student activities are also hosted here. The center boasts a meeting room, lounge area, and the Residence Life Offices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rrently in a temporary location, it will be moving into the new 70,000 sq. ft. Student Enrichment Center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 sells new and used textbooks, school and office supplies, general books, computer software, snacks, greeting cards, Penn State clothing and gifts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 of police services, this is where you'll need to go to get that super valuable parking permi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5:30:16.0890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0:29:17.020948000</meta:creation-date>
    <dc:date>2016-05-04T15:52:28.066743000</dc:date>
    <meta:editing-duration>PT22M32S</meta:editing-duration>
    <meta:editing-cycles>4</meta:editing-cycles>
    <meta:generator>LibreOffice/5.1.0.3$MacOSX_X86_64 LibreOffice_project/5e3e00a007d9b3b6efb6797a8b8e57b51ab1f737</meta:generator>
    <meta:document-statistic meta:table-count="1" meta:cell-count="75" meta:object-count="0"/>
  </office:meta>
</office:document-meta>
</file>